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35cm" svg:stroke-color="#000000" draw:marker-start-width="0.252cm" draw:marker-end-width="0.252cm" svg:stroke-opacity="50%" svg:stroke-linecap="butt" draw:fill-color="#999999" draw:opacity="25%" draw:textarea-horizontal-align="justify" draw:textarea-vertical-align="middle" draw:auto-grow-height="false" fo:min-height="7.466cm" fo:min-width="13.216cm" fo:padding-top="0.142cm" fo:padding-bottom="0.142cm" fo:padding-left="0.267cm" fo:padding-right="0.267cm"/>
    </style:style>
    <style:style style:name="gr2" style:family="graphic" style:parent-style-name="standard">
      <style:graphic-properties draw:fill-color="#50938a" draw:opacity="90%" draw:textarea-horizontal-align="justify" draw:textarea-vertical-align="middle" draw:auto-grow-height="false" fo:min-height="1.25cm" fo:min-width="2.5cm"/>
    </style:style>
    <style:style style:name="gr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1.25cm"/>
    </style:style>
    <style:style style:name="gr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stroke="dash" draw:stroke-dash="Double_20_Dash_20_Dot" svg:stroke-width="0.081cm" svg:stroke-color="#f10d0c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999999" draw:opacity="25%"/>
      <style:paragraph-properties fo:text-align="center"/>
    </style:style>
    <style:style style:name="P2" style:family="paragraph">
      <loext:graphic-properties draw:fill-color="#50938a" draw:opacity="90%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er4" svg:width="13.75cm" svg:height="7.75cm" svg:x="1.2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iddleground" svg:width="3cm" svg:height="1.5cm" svg:x="3.75cm" svg:y="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Middleground" svg:width="2.75cm" svg:height="1.25cm" svg:x="4cm" svg:y="3cm">
          <draw:text-box>
            <text:p text:style-name="P3"><text:span text:style-name="T1">Compute Node</text:span></text:p>
          </draw:text-box>
        </draw:frame>
        <draw:custom-shape draw:style-name="gr4" draw:text-style-name="P5" draw:layer="Middleground" svg:width="1.75cm" svg:height="0.75cm" svg:x="3.25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Middleground" svg:width="1.75cm" svg:height="0.75cm" svg:x="3.25cm" svg:y="5cm">
          <draw:text-box>
            <text:p text:style-name="P6"><text:span text:style-name="T2">Sensor</text:span></text:p>
          </draw:text-box>
        </draw:frame>
        <draw:custom-shape draw:style-name="gr4" draw:text-style-name="P5" draw:layer="Middleground" svg:width="1.75cm" svg:height="0.75cm" svg:x="5.5cm" svg:y="1.7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Middleground" svg:width="1.75cm" svg:height="0.75cm" svg:x="5.5cm" svg:y="1.75cm">
          <draw:text-box>
            <text:p text:style-name="P6"><text:span text:style-name="T2">Sensor</text:span></text:p>
          </draw:text-box>
        </draw:frame>
        <draw:custom-shape draw:style-name="gr4" draw:text-style-name="P5" draw:layer="Middleground" svg:width="1.75cm" svg:height="0.75cm" svg:x="7.25cm" svg:y="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Middleground" svg:width="1.75cm" svg:height="0.75cm" svg:x="7.25cm" svg:y="4cm">
          <draw:text-box>
            <text:p text:style-name="P6"><text:span text:style-name="T2">Sensor</text:span></text:p>
          </draw:text-box>
        </draw:frame>
        <draw:custom-shape draw:style-name="gr4" draw:text-style-name="P5" draw:layer="Middleground" svg:width="1.75cm" svg:height="0.75cm" svg:x="1.5cm" svg:y="2.7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Middleground" svg:width="1.75cm" svg:height="0.75cm" svg:x="1.5cm" svg:y="2.75cm">
          <draw:text-box>
            <text:p text:style-name="P6"><text:span text:style-name="T2">Sensor</text:span></text:p>
          </draw:text-box>
        </draw:frame>
        <draw:line draw:style-name="gr6" draw:text-style-name="P8" draw:layer="Middleground" svg:x1="4.25cm" svg:y1="4.5cm" svg:x2="4.25cm" svg:y2="5cm">
          <text:p/>
        </draw:line>
        <draw:line draw:style-name="gr6" draw:text-style-name="P8" draw:layer="Middleground" svg:x1="6.75cm" svg:y1="4.25cm" svg:x2="7.25cm" svg:y2="4.25cm">
          <text:p/>
        </draw:line>
        <draw:line draw:style-name="gr6" draw:text-style-name="P8" draw:layer="Middleground" svg:x1="6.25cm" svg:y1="2.5cm" svg:x2="6.25cm" svg:y2="3cm">
          <text:p/>
        </draw:line>
        <draw:line draw:style-name="gr6" draw:text-style-name="P8" draw:layer="Middleground" svg:x1="3.25cm" svg:y1="3.25cm" svg:x2="3.75cm" svg:y2="3.25cm">
          <text:p/>
        </draw:line>
        <draw:custom-shape draw:style-name="gr2" draw:text-style-name="P2" draw:layer="Middleground" svg:width="3cm" svg:height="1.5cm" svg:x="3.75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Middleground" svg:width="2.75cm" svg:height="1.25cm" svg:x="4cm" svg:y="6.25cm">
          <draw:text-box>
            <text:p text:style-name="P3"><text:span text:style-name="T1">Compute Node</text:span></text:p>
          </draw:text-box>
        </draw:frame>
        <draw:custom-shape draw:style-name="gr4" draw:text-style-name="P5" draw:layer="Middleground" svg:width="1.75cm" svg:height="0.75cm" svg:x="3.2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Middleground" svg:width="1.75cm" svg:height="0.75cm" svg:x="3.25cm" svg:y="8.25cm">
          <draw:text-box>
            <text:p text:style-name="P6"><text:span text:style-name="T2">Sensor</text:span></text:p>
          </draw:text-box>
        </draw:frame>
        <draw:custom-shape draw:style-name="gr4" draw:text-style-name="P5" draw:layer="Middleground" svg:width="1.75cm" svg:height="0.75cm" svg:x="5.5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Middleground" svg:width="1.75cm" svg:height="0.75cm" svg:x="5.5cm" svg:y="5cm">
          <draw:text-box>
            <text:p text:style-name="P6"><text:span text:style-name="T2">Sensor</text:span></text:p>
          </draw:text-box>
        </draw:frame>
        <draw:custom-shape draw:style-name="gr4" draw:text-style-name="P5" draw:layer="Middleground" svg:width="1.75cm" svg:height="0.75cm" svg:x="7.25cm" svg:y="7.2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Middleground" svg:width="1.75cm" svg:height="0.75cm" svg:x="7.25cm" svg:y="7.25cm">
          <draw:text-box>
            <text:p text:style-name="P6"><text:span text:style-name="T2">Sensor</text:span></text:p>
          </draw:text-box>
        </draw:frame>
        <draw:custom-shape draw:style-name="gr4" draw:text-style-name="P5" draw:layer="Middleground" svg:width="1.75cm" svg:height="0.75cm" svg:x="1.5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Middleground" svg:width="1.75cm" svg:height="0.75cm" svg:x="1.5cm" svg:y="6cm">
          <draw:text-box>
            <text:p text:style-name="P6"><text:span text:style-name="T2">Sensor</text:span></text:p>
          </draw:text-box>
        </draw:frame>
        <draw:line draw:style-name="gr6" draw:text-style-name="P8" draw:layer="Middleground" svg:x1="4.25cm" svg:y1="7.75cm" svg:x2="4.25cm" svg:y2="8.25cm">
          <text:p/>
        </draw:line>
        <draw:line draw:style-name="gr6" draw:text-style-name="P8" draw:layer="Middleground" svg:x1="6.75cm" svg:y1="7.5cm" svg:x2="7.25cm" svg:y2="7.5cm">
          <text:p/>
        </draw:line>
        <draw:line draw:style-name="gr6" draw:text-style-name="P8" draw:layer="Middleground" svg:x1="6.25cm" svg:y1="5.75cm" svg:x2="6.25cm" svg:y2="6.25cm">
          <text:p/>
        </draw:line>
        <draw:line draw:style-name="gr6" draw:text-style-name="P8" draw:layer="Middleground" svg:x1="3.25cm" svg:y1="6.5cm" svg:x2="3.75cm" svg:y2="6.5cm">
          <text:p/>
        </draw:line>
        <draw:custom-shape draw:style-name="gr2" draw:text-style-name="P2" draw:layer="Middleground" svg:width="3cm" svg:height="1.5cm" svg:x="9.5cm" svg:y="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Middleground" svg:width="2.75cm" svg:height="1.25cm" svg:x="9.75cm" svg:y="3cm">
          <draw:text-box>
            <text:p text:style-name="P3"><text:span text:style-name="T1">Compute Node</text:span></text:p>
          </draw:text-box>
        </draw:frame>
        <draw:custom-shape draw:style-name="gr4" draw:text-style-name="P5" draw:layer="Middleground" svg:width="1.75cm" svg:height="0.75cm" svg:x="9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Middleground" svg:width="1.75cm" svg:height="0.75cm" svg:x="9cm" svg:y="5cm">
          <draw:text-box>
            <text:p text:style-name="P6"><text:span text:style-name="T2">Sensor</text:span></text:p>
          </draw:text-box>
        </draw:frame>
        <draw:custom-shape draw:style-name="gr4" draw:text-style-name="P5" draw:layer="Middleground" svg:width="1.75cm" svg:height="0.75cm" svg:x="11.25cm" svg:y="1.7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Middleground" svg:width="1.75cm" svg:height="0.75cm" svg:x="11.25cm" svg:y="1.75cm">
          <draw:text-box>
            <text:p text:style-name="P6"><text:span text:style-name="T2">Sensor</text:span></text:p>
          </draw:text-box>
        </draw:frame>
        <draw:custom-shape draw:style-name="gr4" draw:text-style-name="P5" draw:layer="Middleground" svg:width="1.75cm" svg:height="0.75cm" svg:x="13cm" svg:y="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Middleground" svg:width="1.75cm" svg:height="0.75cm" svg:x="13cm" svg:y="4cm">
          <draw:text-box>
            <text:p text:style-name="P6"><text:span text:style-name="T2">Sensor</text:span></text:p>
          </draw:text-box>
        </draw:frame>
        <draw:custom-shape draw:style-name="gr4" draw:text-style-name="P5" draw:layer="Middleground" svg:width="1.75cm" svg:height="0.75cm" svg:x="7.25cm" svg:y="2.7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Middleground" svg:width="1.75cm" svg:height="0.75cm" svg:x="7.25cm" svg:y="2.75cm">
          <draw:text-box>
            <text:p text:style-name="P6"><text:span text:style-name="T2">Sensor</text:span></text:p>
          </draw:text-box>
        </draw:frame>
        <draw:line draw:style-name="gr6" draw:text-style-name="P8" draw:layer="Middleground" svg:x1="10cm" svg:y1="4.5cm" svg:x2="10cm" svg:y2="5cm">
          <text:p/>
        </draw:line>
        <draw:line draw:style-name="gr6" draw:text-style-name="P8" draw:layer="Middleground" svg:x1="12.5cm" svg:y1="4.25cm" svg:x2="13cm" svg:y2="4.25cm">
          <text:p/>
        </draw:line>
        <draw:line draw:style-name="gr6" draw:text-style-name="P8" draw:layer="Middleground" svg:x1="12cm" svg:y1="2.5cm" svg:x2="12cm" svg:y2="3cm">
          <text:p/>
        </draw:line>
        <draw:line draw:style-name="gr6" draw:text-style-name="P8" draw:layer="Middleground" svg:x1="9cm" svg:y1="3.25cm" svg:x2="9.5cm" svg:y2="3.25cm">
          <text:p/>
        </draw:line>
        <draw:custom-shape draw:style-name="gr2" draw:text-style-name="P2" draw:layer="Middleground" svg:width="3cm" svg:height="1.5cm" svg:x="9.5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Middleground" svg:width="2.75cm" svg:height="1.25cm" svg:x="9.75cm" svg:y="6.25cm">
          <draw:text-box>
            <text:p text:style-name="P3"><text:span text:style-name="T1">Compute Node</text:span></text:p>
          </draw:text-box>
        </draw:frame>
        <draw:custom-shape draw:style-name="gr4" draw:text-style-name="P5" draw:layer="Middleground" svg:width="1.75cm" svg:height="0.75cm" svg:x="9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Middleground" svg:width="1.75cm" svg:height="0.75cm" svg:x="9cm" svg:y="8.25cm">
          <draw:text-box>
            <text:p text:style-name="P6"><text:span text:style-name="T2">Sensor</text:span></text:p>
          </draw:text-box>
        </draw:frame>
        <draw:custom-shape draw:style-name="gr4" draw:text-style-name="P5" draw:layer="Middleground" svg:width="1.75cm" svg:height="0.75cm" svg:x="11.25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Middleground" svg:width="1.75cm" svg:height="0.75cm" svg:x="11.25cm" svg:y="5cm">
          <draw:text-box>
            <text:p text:style-name="P6"><text:span text:style-name="T2">Sensor</text:span></text:p>
          </draw:text-box>
        </draw:frame>
        <draw:custom-shape draw:style-name="gr4" draw:text-style-name="P5" draw:layer="Middleground" svg:width="1.75cm" svg:height="0.75cm" svg:x="13cm" svg:y="7.2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Middleground" svg:width="1.75cm" svg:height="0.75cm" svg:x="13cm" svg:y="7.25cm">
          <draw:text-box>
            <text:p text:style-name="P6"><text:span text:style-name="T2">Sensor</text:span></text:p>
          </draw:text-box>
        </draw:frame>
        <draw:custom-shape draw:style-name="gr4" draw:text-style-name="P5" draw:layer="Middleground" svg:width="1.75cm" svg:height="0.75cm" svg:x="7.25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Middleground" svg:width="1.75cm" svg:height="0.75cm" svg:x="7.25cm" svg:y="6cm">
          <draw:text-box>
            <text:p text:style-name="P6"><text:span text:style-name="T2">Sensor</text:span></text:p>
          </draw:text-box>
        </draw:frame>
        <draw:line draw:style-name="gr6" draw:text-style-name="P8" draw:layer="Middleground" svg:x1="10cm" svg:y1="7.75cm" svg:x2="10cm" svg:y2="8.25cm">
          <text:p/>
        </draw:line>
        <draw:line draw:style-name="gr6" draw:text-style-name="P8" draw:layer="Middleground" svg:x1="12.5cm" svg:y1="7.5cm" svg:x2="13cm" svg:y2="7.5cm">
          <text:p/>
        </draw:line>
        <draw:line draw:style-name="gr6" draw:text-style-name="P8" draw:layer="Middleground" svg:x1="12cm" svg:y1="5.75cm" svg:x2="12cm" svg:y2="6.25cm">
          <text:p/>
        </draw:line>
        <draw:line draw:style-name="gr6" draw:text-style-name="P8" draw:layer="Middleground" svg:x1="9cm" svg:y1="6.5cm" svg:x2="9.5cm" svg:y2="6.5cm">
          <text:p/>
        </draw:line>
        <draw:line draw:style-name="gr7" draw:text-style-name="P8" draw:layer="Middleground" svg:x1="5.25cm" svg:y1="4.5cm" svg:x2="5.25cm" svg:y2="6.25cm">
          <text:p/>
        </draw:line>
        <draw:line draw:style-name="gr7" draw:text-style-name="P8" draw:layer="Middleground" svg:x1="9.5cm" svg:y1="7cm" svg:x2="6.75cm" svg:y2="7cm">
          <text:p/>
        </draw:line>
        <draw:line draw:style-name="gr7" draw:text-style-name="P8" draw:layer="Middleground" svg:x1="11cm" svg:y1="4.5cm" svg:x2="11cm" svg:y2="6.25cm">
          <text:p/>
        </draw:line>
        <draw:line draw:style-name="gr7" draw:text-style-name="P8" draw:layer="Middleground" svg:x1="6.75cm" svg:y1="3.75cm" svg:x2="9.5cm" svg:y2="3.75cm">
          <text:p/>
        </draw:line>
        <draw:line draw:style-name="gr7" draw:text-style-name="P8" draw:layer="Middleground" svg:x1="11cm" svg:y1="7.75cm" svg:x2="11cm" svg:y2="9.25cm">
          <text:p/>
        </draw:line>
        <draw:line draw:style-name="gr7" draw:text-style-name="P8" draw:layer="Middleground" svg:x1="15cm" svg:y1="7cm" svg:x2="12.5cm" svg:y2="7cm">
          <text:p/>
        </draw:line>
        <draw:line draw:style-name="gr7" draw:text-style-name="P8" draw:layer="Middleground" svg:x1="11cm" svg:y1="1.5cm" svg:x2="11cm" svg:y2="3cm">
          <text:p/>
        </draw:line>
        <draw:line draw:style-name="gr7" draw:text-style-name="P8" draw:layer="Middleground" svg:x1="12.5cm" svg:y1="3.75cm" svg:x2="15cm" svg:y2="3.75cm">
          <text:p/>
        </draw:line>
        <draw:line draw:style-name="gr7" draw:text-style-name="P8" draw:layer="Middleground" svg:x1="1.25cm" svg:y1="3.75cm" svg:x2="3.75cm" svg:y2="3.75cm">
          <text:p/>
        </draw:line>
        <draw:line draw:style-name="gr7" draw:text-style-name="P8" draw:layer="Middleground" svg:x1="1.25cm" svg:y1="7cm" svg:x2="3.75cm" svg:y2="7cm">
          <text:p/>
        </draw:line>
        <draw:line draw:style-name="gr7" draw:text-style-name="P8" draw:layer="Middleground" svg:x1="5.25cm" svg:y1="1.5cm" svg:x2="5.25cm" svg:y2="3cm">
          <text:p/>
        </draw:line>
        <draw:line draw:style-name="gr7" draw:text-style-name="P8" draw:layer="Middleground" svg:x1="5.317cm" svg:y1="7.761cm" svg:x2="5.317cm" svg:y2="9.2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Dot" draw:display-name="Double Dash Dot" draw:style="rect" draw:dots1="1" draw:dots1-length="800%" draw:dots2="1" draw:dots2-length="1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  <draw:layer draw:name="Middleground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04T16:39:38.469504068</meta:creation-date>
    <meta:editing-duration>PT6M38S</meta:editing-duration>
    <meta:editing-cycles>3</meta:editing-cycles>
    <meta:generator>LibreOffice/7.3.7.2$Linux_X86_64 LibreOffice_project/30$Build-2</meta:generator>
    <dc:date>2025-05-04T17:02:43.893984729</dc:date>
    <meta:document-statistic meta:object-count="69"/>
  </office:meta>
</office:document-meta>
</file>